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3.9346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/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st (Ea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G2:.G1008])" office:value-type="float" office:value="127.36" calcext:value-type="float">
            <text:p>127.3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4 layer PCB 120mmx120mm from JLC at aty 10</text:p>
          </table:table-cell>
          <table:table-cell table:number-columns-repeated="2"/>
          <table:table-cell table:formula="of:=(50+15)/10"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formula="of:=[.E2]*[.F2]" office:value-type="float" office:value="6.5" calcext:value-type="float">
            <text:p>6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Samsung 25R 18650 2500mAh 20A - Button Top Battery</text:p>
          </table:table-cell>
          <table:table-cell/>
          <table:table-cell office:value-type="string" calcext:value-type="string">
            <text:p><text:a xlink:href="https://www.18650batterystore.com/collections/button-top-18650-batteries/products/samsung-25r-button-top" xlink:type="simple">https://www.18650batterystore.com/collections/button-top-18650-batteries/products/samsung-25r-button-top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3]*[.F3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 Holder</text:p>
          </table:table-cell>
          <table:table-cell office:value-type="string" calcext:value-type="string">
            <text:p>BATT HOLDER 18650 2 CELL PC PIN</text:p>
          </table:table-cell>
          <table:table-cell table:style-name="ce2" office:value-type="float" office:value="1049" calcext:value-type="float">
            <text:p>1049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2" calcext:value-type="float">
            <text:p>2</text:p>
          </table:table-cell>
          <table:table-cell table:formula="of:=[.E4]*[.F4]" office:value-type="float" office:value="11.96" calcext:value-type="float">
            <text:p>11.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ck Regulator</text:p>
          </table:table-cell>
          <table:table-cell table:style-name="ce2" office:value-type="string" calcext:value-type="string">
            <text:p>Switching Voltage Regulators Lower Voltage Gate-Drive &amp; Supply Version of LTC3703 </text:p>
          </table:table-cell>
          <table:table-cell office:value-type="string" calcext:value-type="string">
            <text:p>LTC3703EGN-5#PBF</text:p>
          </table:table-cell>
          <table:table-cell office:value-type="string" calcext:value-type="string">
            <text:p>https://www.mouser.com/ProductDetail/Analog-Devices/LTC3703EGN-5PBF?qs=hVkxg5c3xu8qf06E0syZLA%3D%3D</text:p>
          </table:table-cell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6.42" calcext:value-type="float">
            <text:p>6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 Passive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 NFET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 Indu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put filt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c power passiv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use</text:p>
          </table:table-cell>
          <table:table-cell/>
          <table:table-cell office:value-type="string" calcext:value-type="string">
            <text:p>TPS259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E13]*[.F13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output connectors</text:p>
          </table:table-cell>
          <table:table-cell/>
          <table:table-cell office:value-type="string" calcext:value-type="string">
            <text:p>73725-01A0BLF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8" calcext:value-type="float">
            <text:p>8</text:p>
          </table:table-cell>
          <table:table-cell table:formula="of:=[.E14]*[.F14]" office:value-type="float" office:value="4.88" calcext:value-type="float">
            <text:p>4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 controller</text:p>
          </table:table-cell>
          <table:table-cell/>
          <table:table-cell office:value-type="string" calcext:value-type="string">
            <text:p>LTC4070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6.43" calcext:value-type="float">
            <text:p>6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manager</text:p>
          </table:table-cell>
          <table:table-cell/>
          <table:table-cell office:value-type="string" calcext:value-type="string">
            <text:p>BQ7692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table:formula="of:=[.E16]*[.F16]" office:value-type="float" office:value="2.25" calcext:value-type="float">
            <text:p>2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Swap/ideal diod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7]*[.F17]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Dig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ATMEG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24]*[.F24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</text:p>
          </table:table-cell>
          <table:table-cell table:number-columns-repeated="2" office:value-type="string" calcext:value-type="string">
            <text:p>ENC28J60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3.58" calcext:value-type="float">
            <text:p>3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net Jack</text:p>
          </table:table-cell>
          <table:table-cell office:value-type="string" calcext:value-type="string">
            <text:p>Magjack or eqiv.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7]*[.F2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c digital passiv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28]*[.F28]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na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e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4]*[.F34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t Sense</text:p>
          </table:table-cell>
          <table:table-cell table:number-columns-repeated="3"/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table:formula="of:=[.E35]*[.F35]" office:value-type="float" office:value="4.14" calcext:value-type="float">
            <text:p>4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C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7:45:47.847000000</meta:creation-date>
    <meta:generator>LibreOffice/7.0.4.2$Windows_X86_64 LibreOffice_project/dcf040e67528d9187c66b2379df5ea4407429775</meta:generator>
    <dc:date>2021-10-15T19:07:54.232000000</dc:date>
    <meta:editing-duration>PT1H11M52S</meta:editing-duration>
    <meta:editing-cycles>11</meta:editing-cycles>
    <meta:document-statistic meta:table-count="1" meta:cell-count="116" meta:object-count="0"/>
  </office:meta>
</office:document-meta>
</file>